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  <style:font-face style:name="Helvetica Neue" svg:font-family="Helvetica Neue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8.0pt"/>
    </style:style>
    <style:style style:name="P2" style:family="paragraph" style:parent-style-name="Standard">
      <style:paragraph-properties style:line-spacing="0.0139in"/>
      <style:text-properties style:font-name="Arial" fo:font-size="18.0pt"/>
    </style:style>
    <style:style style:name="P3" style:family="paragraph" style:parent-style-name="Standard">
      <style:paragraph-properties style:line-spacing="0.0139in"/>
      <style:text-properties style:font-name="Helvetica Neue" fo:font-size="13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github.com/Sravyatirumala/Uptime-kuma-Twilio-Project</text:p>
      <text:p text:style-name="P1"/>
      <text:p text:style-name="P1">https://mrcloudbook.com/ci-cd-pipeline-for-uptime-kuma-get-real-time-call-alerts-for-server-downtime-open-source-monitoring/</text:p>
      <text:p text:style-name="P1"/>
      <text:p text:style-name="P1"/>
      <text:p text:style-name="P1">pipeline{</text:p>
      <text:p text:style-name="P1"><text:s text:c="4"/>agent any</text:p>
      <text:p text:style-name="P1"><text:s text:c="4"/>tools{</text:p>
      <text:p text:style-name="P1"><text:s text:c="8"/>jdk 'jdk20’</text:p>
      <text:p text:style-name="P1"><text:s text:c="8"/>nodejs 'nodeJS’</text:p>
      <text:p text:style-name="P1"><text:s text:c="4"/>}</text:p>
      <text:p text:style-name="P1"><text:s text:c="4"/>environment {</text:p>
      <text:p text:style-name="P1"><text:s text:c="8"/>SCANNER_HOME=tool 'sonar-scanner'</text:p>
      <text:p text:style-name="P1"><text:s text:c="4"/>}</text:p>
      <text:p text:style-name="P1"><text:s text:c="4"/>stages {</text:p>
      <text:p text:style-name="P1"><text:s text:c="8"/>stage('Checkout from Git'){</text:p>
      <text:p text:style-name="P1"><text:s text:c="12"/>steps{</text:p>
      <text:p text:style-name="P1"><text:s text:c="16"/>git branch: 'main', url: 'https://github.com/Sravyatirumala/Uptime-kuma-Twilio-Project.git'</text:p>
      <text:p text:style-name="P1"><text:s text:c="12"/>}</text:p>
      <text:p text:style-name="P1"><text:s text:c="8"/>}</text:p>
      <text:p text:style-name="P1"><text:s text:c="8"/>stage('Install Dependencies') {</text:p>
      <text:p text:style-name="P1"><text:s text:c="12"/>steps {</text:p>
      <text:p text:style-name="P1"><text:s text:c="16"/>sh "npm install"</text:p>
      <text:p text:style-name="P1"><text:s text:c="12"/>}</text:p>
      <text:p text:style-name="P1"><text:s text:c="8"/>}</text:p>
      <text:p text:style-name="P1"><text:s text:c="8"/>stage("Sonarqube Analysis "){</text:p>
      <text:p text:style-name="P1"><text:s text:c="12"/>steps{</text:p>
      <text:p text:style-name="P1"><text:s text:c="16"/>withSonarQubeEnv('sonar-server') {</text:p>
      <text:p text:style-name="P1"><text:s text:c="20"/>sh ''' $SCANNER_HOME/bin/sonar-scanner -Dsonar.projectName=uptime \</text:p>
      <text:p text:style-name="P1"><text:s text:c="20"/>-Dsonar.projectKey=uptime '''</text:p>
      <text:p text:style-name="P1"><text:s text:c="16"/>}</text:p>
      <text:p text:style-name="P1"><text:s text:c="12"/>}</text:p>
      <text:p text:style-name="P1"><text:s text:c="8"/>}</text:p>
      <text:p text:style-name="P1"><text:s text:c="8"/>stage("quality gate"){</text:p>
      <text:p text:style-name="P1"><text:s text:c="11"/>steps {</text:p>
      <text:p text:style-name="P1"><text:s text:c="16"/>script {</text:p>
      <text:p text:style-name="P1"><text:s text:c="20"/>waitForQualityGate abortPipeline: false, credentialsId: 'Sonar-token'</text:p>
      <text:p text:style-name="P1"><text:s text:c="16"/>}</text:p>
      <text:p text:style-name="P1"><text:s text:c="12"/>}</text:p>
      <text:p text:style-name="P1"><text:s text:c="8"/>}</text:p>
      <text:p text:style-name="P1"><text:s text:c="8"/>stage('OWASP FS SCAN') {</text:p>
      <text:p text:style-name="P1"><text:s text:c="12"/>steps {</text:p>
      <text:p text:style-name="P1"><text:s text:c="16"/>dependencyCheck additionalArguments: '--scan ./ --disableYarnAudit --disableNodeAudit', odcInstallation: 'DP-Check'</text:p>
      <text:p text:style-name="P1"><text:s text:c="16"/>dependencyCheckPublisher pattern: '**/dependency-check-report.xml'</text:p>
      <text:p text:style-name="P1"><text:s text:c="12"/>}</text:p>
      <text:p text:style-name="P1"><text:s text:c="8"/>}</text:p>
      <text:p text:style-name="P1"><text:s text:c="8"/>stage('TRIVY FS SCAN') {</text:p>
      <text:p text:style-name="P1"><text:s text:c="12"/>steps {</text:p>
      <text:p text:style-name="P1"><text:s text:c="16"/>sh "trivy fs . &amp;gt; trivyfs.json"</text:p>
      <text:p text:style-name="P1"><text:s text:c="12"/>}</text:p>
      <text:p text:style-name="P1"><text:s text:c="8"/>}</text:p>
      <text:p text:style-name="P1"><text:s text:c="8"/>stage("Docker Build &amp;amp; Push"){</text:p>
      <text:p text:style-name="P1"><text:s text:c="12"/>steps{</text:p>
      <text:p text:style-name="P1"><text:s text:c="16"/>script{</text:p>
      <text:p text:style-name="P1"><text:s text:c="19"/>withDockerRegistry(credentialsId: ‘Docker-creds’){</text:p>
      <text:p text:style-name="P1"><text:s text:c="23"/>sh "docker build -t uptime ."</text:p>
      <text:p text:style-name="P1"><text:s text:c="23"/>sh "docker tag uptime sravyatirumala/uptime:latest "</text:p>
      <text:p text:style-name="P1"><text:s text:c="23"/>sh "docker push sravyatirumala/uptime:latest 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8"/>stage("TRIVY"){</text:p>
      <text:p text:style-name="P1"><text:s text:c="12"/>steps{</text:p>
      <text:p text:style-name="P1"><text:s text:c="16"/>sh "trivy image sravyatirumala/uptime:latest &amp;gt; trivy.json"</text:p>
      <text:p text:style-name="P1"><text:s text:c="12"/>}</text:p>
      <text:p text:style-name="P1"><text:s text:c="8"/>}</text:p>
      <text:p text:style-name="P1"><text:s text:c="8"/>stage ("Remove container") {</text:p>
      <text:p text:style-name="P1"><text:s text:c="12"/>steps{</text:p>
      <text:p text:style-name="P1"><text:s text:c="16"/>sh "docker stop uptime | true"</text:p>
      <text:p text:style-name="P1"><text:s text:c="16"/>sh "docker rm uptime | true"</text:p>
      <text:p text:style-name="P1"><text:s text:c="13"/>}</text:p>
      <text:p text:style-name="P1"><text:s text:c="8"/>}</text:p>
      <text:p text:style-name="P1"><text:s text:c="8"/>stage('Deploy to container'){</text:p>
      <text:p text:style-name="P1"><text:s text:c="12"/>steps{</text:p>
      <text:p text:style-name="P1"><text:s text:c="16"/>sh 'docker run -d --name chatbot -v /var/run/docker.sock:/var/run/docker.sock -p 3001:3001 sravyatirumala/uptime:latest'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/>
      <text:p text:style-name="P2">public-ip&amp;gt;:30001</text:p>
      <text:p text:style-name="P2"/>
      <text:p text:style-name="P2"/>
      <text:p text:style-name="P2"><text:span text:style-name="T1">Twilio webhook setup:</text:span></text:p>
      <text:p text:style-name="P2"><text:span text:style-name="T1"/></text:p>
      <text:p text:style-name="P2">git clone https://github.com/Aj7Ay/Uptime-kuma.git</text:p>
      <text:p text:style-name="P2">cd Uptime-kuma</text:p>
      <text:p text:style-name="P2">cd Webhook</text:p>
      <text:p text:style-name="P2"/>
      <text:p text:style-name="P2"/>
      <text:p text:style-name="P2">Twilio Setup login :</text:p>
      <text:p text:style-name="P2">https://www.twilio.com/login?iss=https%3A%2F%2Flogin.twilio.com%2F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>app.py </text:span></text:p>
      <text:p text:style-name="P3"><text:span text:style-name="T1"/></text:p>
      <text:p text:style-name="P3"><text:span text:style-name="T1">from flask import Flask</text:span></text:p>
      <text:p text:style-name="P3"><text:span text:style-name="T1">from twilio.rest import Client</text:span></text:p>
      <text:p text:style-name="P3"><text:span text:style-name="T1">app = Flask(__name__)</text:span></text:p>
      <text:p text:style-name="P3"><text:span text:style-name="T1">@app.route('/trigger-calls', methods=['GET', 'POST'])</text:span></text:p>
      <text:p text:style-name="P3"><text:span text:style-name="T1">def trigger_call():</text:span></text:p>
      <text:p text:style-name="P3"><text:span text:style-name="T1"><text:s text:c="4"/>account_sid = '&amp;lt;acc-sid&amp;gt;'</text:span></text:p>
      <text:p text:style-name="P3"><text:span text:style-name="T1"><text:s text:c="4"/>auth_token = '&amp;lt;acc-auth&amp;gt;'</text:span></text:p>
      <text:p text:style-name="P3"><text:span text:style-name="T1"><text:s text:c="4"/>client = Client(account_sid, auth_token)</text:span></text:p>
      <text:p text:style-name="P3"><text:span text:style-name="T1"><text:s text:c="4"/># List of numbers to call</text:span></text:p>
      <text:p text:style-name="P3"><text:span text:style-name="T1"><text:s text:c="4"/>numbers_to_call = ['&amp;lt;country-code-number&amp;gt;', '&amp;lt;country-code-number&amp;gt;']</text:span></text:p>
      <text:p text:style-name="P3"><text:span text:style-name="T1"><text:s text:c="4"/>call_sid = [] <text:s/># To store Call SIDs</text:span></text:p>
      <text:p text:style-name="P3"><text:span text:style-name="T1"><text:s text:c="4"/>for number in numbers_to_call:</text:span></text:p>
      <text:p text:style-name="P3"><text:span text:style-name="T1"><text:s text:c="8"/>call = client.calls.create(</text:span></text:p>
      <text:p text:style-name="P3"><text:span text:style-name="T1"><text:s text:c="28"/>twim='&amp;lt;Response&amp;gt;&amp;lt;Say&amp;gt;"change Alert message here"&amp;lt;/Say&amp;gt;&amp;lt;/Response&amp;gt;',</text:span></text:p>
      <text:p text:style-name="P3"><text:span text:style-name="T1"><text:s text:c="28"/>to=number,</text:span></text:p>
      <text:p text:style-name="P3"><text:span text:style-name="T1"><text:s text:c="28"/>from_='&amp;lt;twilio-number&amp;gt;'</text:span></text:p>
      <text:p text:style-name="P3"><text:span text:style-name="T1"><text:s text:c="24"/>)</text:span></text:p>
      <text:p text:style-name="P3"><text:span text:style-name="T1"><text:s text:c="8"/>call_sids.append(call.sid)</text:span></text:p>
      <text:p text:style-name="P3"><text:span text:style-name="T1"><text:s text:c="4"/># Joining all the Call SIDs to return in response</text:span></text:p>
      <text:p text:style-name="P3"><text:span text:style-name="T1"><text:s text:c="4"/>call_sids_str = ', 'join(call_sids)</text:span></text:p>
      <text:p text:style-name="P3"><text:span text:style-name="T1"><text:s text:c="4"/>return f"Call initiated with SIDs: {call_sids_str}", 200</text:span></text:p>
      <text:p text:style-name="P3"><text:span text:style-name="T1">if __name__ == '__main__':</text:span></text:p>
      <text:p text:style-name="P3"><text:span text:style-name="T1"><text:s text:c="4"/>app.run(host'0.0.0.0', port=5000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Install on server :</text:span></text:p>
      <text:p text:style-name="P3"><text:span text:style-name="T1"/></text:p>
      <text:p text:style-name="P3"><text:span text:style-name="T1"/></text:p>
      <text:p text:style-name="P3"><text:span text:style-name="T1">sudo apt install python3-pip</text:span></text:p>
      <text:p text:style-name="P3"><text:span text:style-name="T1">sudo apt install python3.12-venv</text:span></text:p>
      <text:p text:style-name="P3"><text:span text:style-name="T1">python3 -m venv venv</text:span></text:p>
      <text:p text:style-name="P3"><text:span text:style-name="T1">source venv/bin/activate</text:span></text:p>
      <text:p text:style-name="P3"><text:span text:style-name="T1"/></text:p>
      <text:p text:style-name="P3"><text:span text:style-name="T1">pip install -r requirements.txt</text:span></text:p>
      <text:p text:style-name="P3"><text:span text:style-name="T1"/></text:p>
      <text:p text:style-name="P3"><text:span text:style-name="T1"/></text:p>
      <text:p text:style-name="P3"><text:span text:style-name="T1">Create Docker web hook:</text:span></text:p>
      <text:p text:style-name="P3"><text:span text:style-name="T1"/></text:p>
      <text:p text:style-name="P3"><text:span text:style-name="T1">cd Uptime-kuma/webhook</text:span></text:p>
      <text:p text:style-name="P3"><text:span text:style-name="T1">docker build -t webhook .</text:span></text:p>
      <text:p text:style-name="P3"><text:span text:style-name="T1">docker run -d --name webhook -p 5000:5000 webhook:latest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